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[3]: obs</text:p>
      <text:p text:style-name="Standard">Out[3]: </text:p>
      <text:p text:style-name="Standard">[[1.0, 1.0],</text:p>
      <text:p text:style-name="Standard"><text:s/>[3.0, 3.0],</text:p>
      <text:p text:style-name="Standard"><text:s/>[1.0, 5.0],</text:p>
      <text:p text:style-name="Standard"><text:s/>[-3.0, 5.0],</text:p>
      <text:p text:style-name="Standard"><text:s/>[-5.0, 3.0],</text:p>
      <text:p text:style-name="Standard"><text:s/>[-3.0, 1.0],</text:p>
      <text:p text:style-name="Standard"><text:s/>[3.0, -1.0],</text:p>
      <text:p text:style-name="Standard"><text:s/>[5.0, -3.0],</text:p>
      <text:p text:style-name="Standard"><text:s/>[3.0, -5.0],</text:p>
      <text:p text:style-name="Standard"><text:s/>[-1.0, -5.0],</text:p>
      <text:p text:style-name="Standard"><text:s/>[-3.0, -3.0],</text:p>
      <text:p text:style-name="Standard"><text:s/>[-1.0, -1.0]]</text:p>
      <text:p text:style-name="Standard"/>
      <text:p text:style-name="Standard">In [4]: type(obs)</text:p>
      <text:p text:style-name="Standard">Out[4]: list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01-22T16:11:01</meta:creation-date>
    <meta:document-statistic meta:table-count="0" meta:image-count="0" meta:object-count="0" meta:page-count="1" meta:paragraph-count="16" meta:word-count="33" meta:character-count="204"/>
    <dc:date>2014-01-22T16:11:35</dc:date>
    <dc:creator>Daniel Veysseire</dc:creator>
    <meta:editing-duration>PT39S</meta:editing-duration>
    <meta:editing-cycles>1</meta:editing-cycles>
    <meta:generator>OpenOffice.org/3.4.1$Unix OpenOffice.org_project/341m1$Build-9593</meta:generator>
  </office:meta>
</office:document-meta>
</file>